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a6e3b73">
      <style:paragraph-properties fo:text-align="center" style:line-break="strict" style:punctuation-wrap="hanging" style:text-autospace="ideograph-alpha" style:writing-mode="page"/>
      <style:text-properties fo:color="#ff0000" fo:font-size="12.0pt" fo:font-weight="bold" style:font-name="Times New Roman" style:font-name-asian="Lucida Sans Unicode" style:font-name-complex="Tahoma"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Iktatószám: HAJ-$masodfok.foszam$="3936"-$masodfok.alszam$="2"/$masodfok.evszam$="2016".<text:line-break/>Tárgy: a/az $vallalkozas.nev$="Karos-Vet Kft." fellebbezésének elbírálása<text:line-break/>Ügyintéző: $ugyintezo.nev$="dr. Sándor Zoltán"<text:line-break/>Telefon: $ugyintezo.telefonszam$="+36-1/4594-911"</text:p>
      <text:p text:style-name="a6e3b73">#text.color#="red"<text:line-break/>#text.alignment#="center"<text:line-break/>#text.style#="bold"<text:line-break/>H A T Á R O Z A T</text:p>
      <text:p>A $vallalkozas.nev$="Karos-Vet Kft." ($vallalkozas.cim$="8747 Garabonc, Fő u. 76.", a továbbiakban: Vállalkozás) által benyújtott fellebbezésre tekintettel a másodfokú hatóság a Zala Megyei Kormányhivatal (a továbbiakban: Kormányhivatal) $elsofok.iktatoszam$="ZA/001/563-2/2016." számú határozatát helybenhagyja.<text:line-break/><text:line-break/>A másodfokú hatóság felhívja a Társaság figyelmét, hogy a bírság összegét ($masodfok.birsagosszeg$="100 000 Ft"-ot, azaz százezer forintot) a Nemzeti Fogyasztóvédelmi Hatóság Magyar Államkincstárnál vezetett $szamlaszam$="10032000-01494879-00000000" számú számlájára fizesse be. A bírságösszegnek a határozat jogerőre emelkedését követő 15 napon belül a fenti számlára be kell érkeznie.<text:line-break/><text:line-break/>A másodfokú hatóság felhívja a Társaság figyelmét, hogy az elsőfokú határozat rendelkező részében megfogalmazott kötelezésnek az abban foglaltak figyelembe vételével tegyen eleget. <text:line-break/><text:line-break/>A jogerősen kiszabott bírság meg nem fizetése esetén a kiszabott összeget késedelmi pótlék terheli, amelynek mértéke minden naptári nap után a felszámítás időpontjában érvényes jegybanki alapkamat kétszeresének 365-öd része. A késedelmi pótlékot a teljesítési határidő utolsó napját követő naptól a teljesítés napjáig terjedő időszakra, részleges teljesítés esetén a hátralékra kell felszámítani. A bírság és a késedelmi pótlék adók módjára behajtandó köztartozás. <text:line-break/><text:line-break/>A jogerősen kiszabott kötelezés önkéntes teljesítésének elmaradása esetén a végrehajtást foganatosító szerv a meghatározott cselekményt a kötelezett költségére és veszélyére elvégeztetheti, ha a teljesítés elmaradása a kötelezettnek felróható, a kötelezettel szemben vagyoni helyzete és jövedelmi viszonyai vizsgálata nélkül eljárási bírságot szabhat ki, továbbá a rendőrség közreműködésével kényszerítheti ki a meghatározott cselekményt. <text:line-break/><text:line-break/>A határozat jogerős, ellene további fellebbezésnek nincs helye, de jogszabálysértésre hivatkozva kérhető annak bírósági felülvizsgálata. A keresetlevelet három példányban az elsőfokú közigazgatási határozatot hozó szervnél a felülvizsgálni kért határozat közlésétől számított harminc napon belül kell benyújtani vagy ajánlott küldeményként postára adni. A közigazgatási perek a közigazgatási és munkaügyi bíróság hatáskörébe tartoznak, a bíróság illetékességét az első fokon eljárt közigazgatási szerv székhelye alapozza meg.<text:line-break/><text:line-break/>A bíróság eljárása illetékköteles, melynek mértéke 30 000 Ft, azonban a feleket jövedelmi és vagyoni viszonyaikra tekintet nélkül illetékfeljegyzési jog illeti meg.<text:line-break/><text:line-break/>A bíróság a pert tárgyaláson kívül bírálja el, a felek bármelyikének kérelmére azonban tárgyalást tart. A tárgyalás tartását az ügyfél a keresetlevélben kérheti, melynek elmulasztása esetén igazolási kérelem benyújtásának nincs helye.<text:line-break/><text:line-break/>A keresetlevél benyújtásának a határozat végrehajtására halasztó hatálya nincs, azonban a keresetlevélben a döntés végrehajtásának felfüggesztése is kérhető. A kérelemben valószínűsíteni kell, hogy a végrehajtást követően az eredeti állapot nem állítható helyre, vagy hogy a végrehajtás elmaradása súlyosabb károsodást okoz, mint amilyennel a végrehajtás felfüggesztésének elmaradása járna, és az ezt alátámasztó bizonyítékokat a keresetlevélhez csatolni kell. E kötelezettség elmulasztása esetén a bíróság a végrehajtás felfüggesztése iránti kérelmet - hiánypótlási felhívás kiadását mellőzve - hivatalból elutasítja.</text:p>
      <text:p>I N D O K O L Á S</text:p>
      <text:p>A piacfelügyeleti hatáskörben eljáró Kormányhivatal munkatársai 2016. július 12. napján hatósági ellenőrzést végeztek a Vállalkozás által üzemeltett „7 Vezér Történelmi Kalandpark” elnevezésű kalandpark területén (Garabonc 069/8. hrsz.). <text:line-break/><text:line-break/>A Kormányhivatal az ellenőrzés alapján az alábbi hiányosságokat állapította meg:<text:line-break/>•<text:tab/>a kalandparkban lévő trambulinhoz nem volt érvényes megfelelőségi tanúsítvány és üzemeltetési napló, továbbá a trambulinon illetve annak adattábláján nem volt feltüntetve a gyártó neve és címe, típus vagy modellszáma, gyártási sorozatszáma, a gyártás pontos időpontja, a megfelelőségi tanúsítványt kiállító kijelölt szervezet neve, a megfelelőségi tanúsítvány száma, kiadásának dátuma és hatályának lejárta, a berendezés terhelhetősége vagy az egyszerre használó személyek maximális száma.<text:line-break/><text:line-break/>Fenti jogsértések megszüntetése céljából a Kormányhivatal a ZA/001/445-3/2016. számú 2016. július 18-án kelt határozatában a trambulin üzemeltetését a megfelelőségi tanúsítvány beszerzésének feltételéhez kötötte, valamint kötelezte arra, hogy a műszaki bevizsgálás során kiadott megfelelőségi tanúsítványt, valamint a rendszeresen vezetett üzemeltetési naplót mindenkor tartsa az üzemeltetés helyszínén, illetve a trambulin mutatványos berendezésen vagy annak adattábláján a gyártó nevét, címét, a berendezés típus vagy modellszámát, a gyártási sorozatszámot, a gyártás időpontját, a megfelelőségi tanúsítványt kiállító kijelölt szerv nevét, a megfelelőségi tanúsítvány számát, kiadásának dátumát és hatályának lejártát, továbbá a berendezés terhelhetőségét vagy az egyszerre használó személyek maximális számát tüntesse fel.<text:line-break/><text:line-break/>A $elsofok.iktatoszam$="ZA/001/445-3/2016." számú határozat 2016. augusztus 4-én jogerőre emelkedett.<text:line-break/><text:line-break/>A Kormányhivatal ismételten ellenőrzést tartott a Vállalkozás fenti kalandparkjában és az alábbi hiányosságokat állapította meg:<text:line-break/>•<text:tab/>a Vállalkozás a trambulin megfelelőségi tanúsítvánnyal nem rendelkezett, valamint üzemeltetési naplót bemutatni nem tudtak és trambulinon vagy annak adattábláján nem volt feltüntetve a gyártó neve, címe, a berendezés típus vagy modellszáma, a gyártási sorozatszám, a gyártás időpontja, a megfelelőségi tanúsítványt kiállító szervezet neve, a megfelelőségi tanúsítvány száma, a kiadásának dátuma és hatályának lejárta, továbbá a berendezés terhelhetősége vagy az egyszerre használó személyek maximális száma.<text:line-break/><text:line-break/>Fentiek alapján a Kormányhivatal ZA/001/563-2/2016. számú, 2016. szeptember 26. napján kelt határozatot hozott, melyben<text:line-break/>•<text:tab/>100 000 Ft összegű bírságot szabott ki;<text:line-break/>•<text:tab/>kötelezte a Vállalkozást a feltárt hiányosságok pótlására, és<text:line-break/>•<text:tab/>a megtett intézkedésekről való 15 napon belüli tájékoztatásra kötelezte.<text:line-break/><text:line-break/>A döntéssel szemben a Vállalkozás fellebbezést terjesztett elő, melyben előadta, hogy nem ért egyet a büntetéssel.<text:line-break/><text:line-break/><text:line-break/>A másodfokú hatóság a rendelkezésére álló iratokat megvizsgálva az alábbiakat állapította meg:<text:line-break/><text:line-break/>A mutatványos berendezések biztonságosságáról szóló 7/2007. (I. 22.) GKM rendelet (a továbbiakban: GKM rendelet) szerint:<text:line-break/><text:line-break/>1. § E rendelet alkalmazásában<text:line-break/>a) időszakos műszaki vizsgálat: annak eldöntését célzó eljárások és vizsgálatok elvégzése, hogy a mutatványos berendezés a biztonságos üzemeléshez megfelelő állapotban van-e, vagy bizonyos hibákat azonnal vagy meghatározott időn belül ki kell javítani;<text:line-break/>b) kijelölt szervezet: a megfelelőségértékelő szervezetek tevékenységéről szóló 2009. évi CXXXIII. törvény 2. § h) pontjában foglaltak szerint megfelelőségértékelési tanúsításra, 2. § k) pontjában foglaltak szerint megfelelőségértékelési vizsgálatra engedéllyel rendelkező szervezet;<text:line-break/>c) műszaki vizsgálat: a mutatványos berendezés vizsgálata és megfelelőségének megállapítása a biztonságossági követelmények alapján, elsősorban a vonatkozó szabványok figyelembevételével, és szakmai értékítélet alapján értelmezett általános követelmények szerint;<text:line-break/>d) üzemeltetési napló: a mutatványos berendezés üzemeltetésére és használatára vonatkozó információkat tartalmazó dokumentum;<text:line-break/>e) üzemeltető: aki mutatványos berendezéssel üzletszerű tevékenységet folytat.<text:line-break/><text:line-break/>3. § (1) Az üzemeltető az 1. mellékletben meghatározott mutatványos berendezést műszaki vizsgálat céljából köteles bemutatni a kijelölt szervezetnek<text:line-break/>a) az első használatbavétel előtt,<text:line-break/>b) a mutatványos berendezés olyan javítását, átalakítását követően, amely hatással van a berendezés műszaki, biztonsági állapotára,<text:line-break/>c) a berendezés okozta baleset esetén,<text:line-break/>d) ismeretlen eredetű meghibásodás esetén,<text:line-break/>e) az 1. melléklet szerinti veszélyességi osztálynak megfelelő, a 7. § (1) bekezdésében meghatározott időszakonként,<text:line-break/>f) az ideiglenes behozatalt megelőzően, a 9. § (3) bekezdése alapján.<text:line-break/>(2) A műszaki vizsgálatról a kijelölt szervezet jegyzőkönyvet vesz fel.<text:line-break/><text:line-break/>5. § (1) Az üzemeltető a mutatványos berendezés üzemeltetését akkor kezdheti meg, ha rendelkezik hatályos megfelelőségi tanúsítvánnyal. Az üzemeltető a tanúsítványt a mutatványos berendezés kezelő helyiségében köteles tartani.<text:line-break/>(2) A mutatványos berendezésen jól látható módon az alábbi adatokat kell feltüntetni:<text:line-break/>a) a gyártó neve és címe,<text:line-break/>b) a típus/modell száma,<text:line-break/>c) gyártási sorozatszám,<text:line-break/>d) a gyártás időpontja (év, hónap),<text:line-break/>e) a megfelelőségi tanúsítványt kiállító kijelölt szervezet neve, a megfelelőségi tanúsítvány száma, kiadásának dátuma és hatályának lejárta,<text:line-break/>f) a berendezés terhelhetősége vagy az egyszerre szállítható személyek maximális száma.<text:line-break/><text:line-break/>7. § (1) Az üzemeltető üzemeltetési naplót vezet, amelyben - a mutatványos berendezés minden telepítését követően - feltünteti az előírásnak megfelelő szerelést, az üzemórák számát, valamint az üzemelés közben bekövetkezett esetleges hibákat és azok elhárítását. Az üzemeltető az üzemeltetési naplót a mutatványos berendezés kezelő helyiségében köteles tartani.<text:line-break/><text:line-break/>8. § (1) Az üzemeltető az I. veszélyességi osztályba tartozó mutatványos berendezést évenként, a II. veszélyességi osztályba tartozó <text:line-break/>berendezést kétévenként, a III. veszélyességi osztályba tartozó berendezést háromévenként köteles időszakos műszaki vizsgálatra bemutatni a kijelölt szervezetnek.<text:line-break/><text:line-break/>A GKM rendelet 5. § (1) bekezdése szerint csak akkor kezdheti meg az üzemeltető a mutatványos berendezés üzemeltetését, ha rendelkezik hatályos megfelelőségi tanúsítvánnyal.<text:line-break/><text:line-break/>A másodfokú hatóság a fellebbezésben foglaltakra tekintettel előadja, hogy a Kormányhivatal korábbi, ZA/001/445-3/2016. számú határozata egyértelműen tartalmazza, hogy a trambulin mutatványos berendezésnek minősül, melyre tekintettel a mutatványos berendezések üzemeltetéséhez szükséges engedélyek beszerzéséig a Vállalkozás a trambulint nem üzemeltetheti.<text:line-break/><text:line-break/>A Vállalkozás fentiek alapján nem hivatkozhat jóhiszemű magatartásra, és arra sem, hogy téves tájékoztatás folytán nem volt tisztában a jogszabályi környezettel. <text:line-break/><text:line-break/>Az elsőfokú hatóság helyesen állapította meg a tényállást, határozatát a jogalkotó által megjelölt mérlegelési körülmények figyelembevételével, az arányosság követelményének szem előtt tartásával, az eset lényeges körülményeire tekintettel, továbbá a jogszabályi előírásokat helyesen alkalmazva hozta meg.<text:line-break/><text:line-break/>A jogkövetkezmények megállapítására az alábbi jogszabályi rendelkezések alapján került sor<text:line-break/><text:line-break/>A Pftv. szerint:<text:line-break/><text:line-break/>15. § (2) Ha a piacfelügyeleti hatóság a piacfelügyeleti ellenőrzés során megállapítja, hogy a termék nem felel meg e törvényben, európai uniós jogi aktusokban vagy jogszabályokban foglalt követelményeknek, jogosult:<text:line-break/>a) a termék használatából származó veszélyre vonatkozó figyelmeztető tájékoztatás elhelyezését előírni,<text:line-break/>b) széles körű tájékoztatást elrendelni úgy, hogy a termék használatából származó veszélyről időben és megfelelő módon - szükség esetén a rádiós vagy audiovizuális lineáris médiaszolgáltatásban vagy sajtótermékben - a fogyasztók vagy a felhasználók értesüljenek,<text:line-break/>c) a termék forgalomba hozatalát, reklámozását korlátozni vagy megtiltani, és a tilalom betartásához szükséges kísérő intézkedéseket bevezetni,<text:line-break/>d) a már forgalomba hozott termék forgalomból való kivonását elrendelni, és előírni az erről való tájékoztatást a b) pontban meghatározott módon,<text:line-break/>e) elrendelni a termék visszahívását, vagy - ha ez indokolt - a gazdasági szereplőkkel együttműködve megszervezni a termék fogyasztóktól vagy felhasználóktól történő visszahívását és környezetvédelmi szempontok figyelembevételével történő megsemmisítését, valamint ellenőrizni ezek végrehajtását,<text:line-break/>f) határidő tűzésével a feltárt hibák, hiányosságok megszüntetésére kötelezni a gazdasági szereplőt azzal, hogy a gazdasági szereplő a hibák, hiányosságok megszüntetése érdekében tett intézkedéséről köteles értesíteni a piacfelügyeleti hatóságot,<text:line-break/>g) a jogszerű állapot helyreállításáig feltételhez kötni vagy megtiltani a termék forgalmazását, értékesítését,<text:line-break/>h) bírságot kiszabni.<text:line-break/><text:line-break/>16. § (2) A bírság összege 15 ezer forinttól<text:line-break/>a) 500 millió forintig,<text:line-break/>b) ha a jogsértés a fogyasztók vagy felhasználók életét, testi épségét, egészségét sérti vagy veszélyezteti, 2 milliárd forintig<text:line-break/>terjedhet.<text:line-break/><text:line-break/>(3) A (2) bekezdés b) pontjában meghatározott esetben a piacfelügyeleti hatóság minden esetben bírságot szab ki, ha a kis- és középvállalkozásokról, fejlődésük támogatásáról szóló törvény eltérően nem rendelkezik.<text:line-break/><text:line-break/>A Kkvtv. alapján:<text:line-break/><text:line-break/>12/A. § (1) A hatósági ellenőrzést végző szervek kis- és középvállalkozásokkal szemben az első esetben előforduló jogsértés esetén - az adó- és vámhatósági eljárást és a felnőttképzési tevékenységet folytató intézmények ellenőrzésére irányuló eljárást kivéve - bírság kiszabása helyett figyelmeztetést alkalmaznak, illetve kötelesek megvizsgálni a közigazgatási hatósági eljárás és szolgáltatás általános szabályairól szóló 2004. évi CXL. törvény 94. § (1) bekezdés a) pontjában szabályozott eljárás alkalmazásának lehetőségét.18<text:line-break/><text:line-break/>(2) Nincs lehetőség a bírságtól való eltekintésre, ha<text:line-break/>a) a jogsértés emberi életet, testi épséget vagy egészséget sért vagy veszélyeztet,<text:line-break/>b) a bírság kiszabásának alapjául szolgáló tényállás megvalósulásával környezetkárosodás következett be,<text:line-break/>c) a tizennyolcadik életévüket be nem töltött személyek védelmét célzó jogszabályi rendelkezés megsértésére került sor, vagy<text:line-break/>d) a jogsértésre a személyeknek koruk, hiszékenységük, szellemi vagy fizikai fogyatkozásuk miatt különösen kiszolgáltatott, egyértelműen azonosítható csoportjához tartozó személlyel szemben került sor.<text:line-break/><text:line-break/>Az Fgytv. szerint:<text:line-break/><text:line-break/>47. § (1) Ha a fogyasztóvédelmi hatóság eljárása során megállapítja a 45/A. § (1)-(3) bekezdésében meghatározott fogyasztóvédelmi rendelkezések megsértését, az eset lényeges körülményeinek - így különösen a jogsértés súlyának, a jogsértő állapot időtartamának, a jogsértő magatartás ismételt tanúsításának, illetve a jogsértéssel elért előny - figyelembevételével és az arányosság követelményének szem előtt tartásával az alábbi jogkövetkezményeket állapíthatja meg […]<text:line-break/><text:line-break/>(5) Az (1) bekezdés alkalmazásában a jogsértés súlyát különösen a jogsértéssel érintett fogyasztók száma, érdekeik sérelmének köre, a jogsértő magatartás kiterjedtsége, valamint a jogsértéssel érintett áruk értéke alapozhatja meg.<text:line-break/><text:line-break/>A közigazgatási hatósági eljárás és szolgáltatás általános szabályairól szóló 2004. évi CXL. törvény (a továbbiakban: Ket.) 72. § (1) bekezdés e) pont ec) alpontja alapján – mérlegelési jogkörben hozott határozat esetén – a határozat indokolásának tartalmaznia kell a mérlegelésben szerepet játszó szempontokat és tényeket. Az indokolás kiemelkedő jelentőséggel bír, tekintettel arra, hogy annak elsődleges rendeltetése a döntés megalapozása és elfogadtatása. Mindezek alapján a mérlegelési jogkörben hozott közigazgatási határozat csak akkor tekinthető jogszerűnek, ha a közigazgatási szerv a tényállást kellő mértékben feltárta, az eljárási szabályokat betartotta, a mérlegelés szempontja megállapítható és a határozat indokolásából a bizonyítékok mérlegelésének okszerűsége kitűnik.<text:line-break/><text:line-break/>A jogkövetkezmények fajtáját és mértékét a tényállás feltárását követően, az eset lényeges körülményeit – az Fgytv.-ben meghatározott mérlegelési szempontok figyelembevételével értékelve – az adott ügy egyedi sajátosságaira és a fokozatosság elvére tekintettel kell megállapítani, úgy hogy arányos legyen az elkövetett jogsértéssel.<text:line-break/><text:line-break/>A másodfokú hatóság hatáskörét és illetékességét megalapozó jogszabályi rendelkezések<text:line-break/><text:line-break/>A másodfokú hatóság hatásköre a Nemzeti Fogyasztóvédelmi Hatóságról szóló 225/2007. (VIII. 31.) Kormányrendelet 7. § (2) bekezdésén alapul.<text:line-break/><text:line-break/>A piacfelügyeleti tevékenység részletes szabályairól szóló 6/2013. (I. 18.) Korm. rendelet 2. § (1) bekezdésének c) és h) pontjai alapján piacfelügyeleti hatóságnak minősül a népegészségügyi, bányafelügyeleti, fogyasztóvédelmi, közlekedési, valamint munkavédelmi hatósági hatáskörében eljáró fővárosi és megyei kormányhivatal és a Nemzeti Fogyasztóvédelmi Hatóság (a továbbiakban: NFH).<text:line-break/><text:line-break/>Az Fgytv. 45/A. § (1) bekezdése alapján a fogyasztóvédelmi hatóság ellenőrzi - a szerződés létrejöttére, érvényességére, joghatásaira és megszűnésére vonatkozó rendelkezések kivételével -<text:line-break/>a) a forgalmazással, szolgáltatásnyújtással,<text:line-break/>b) a gyermek- és fiatalkorúak védelmével,<text:line-break/>c) a fogyasztói csoporttal,<text:line-break/>d) a panaszkezeléssel, ügyfélszolgálattal, fogyasztóvédelmi referens foglalkoztatásával, valamint<text:line-break/>e) a vállalkozásnak a békéltető testületre vonatkozó 17/A. § (1a) bekezdése szerinti tájékoztatási, valamint a békéltető testületi eljárásban fennálló, a 29. § (11) bekezdésében meghatározott együttműködési kötelezettségével összefüggő, e törvényben és a végrehajtására kiadott jogszabályokban foglalt rendelkezések betartását, és eljár azok megsértése esetén.<text:line-break/><text:line-break/>Az Fgytv. 45/A. § (2) bekezdése kimondja, hogy a fogyasztóvédelmi hatóság ellenőrzi a külön jogszabályban fogyasztóvédelmi rendelkezésként meghatározott rendelkezések betartását, és – ha a fogyasztókkal szembeni tisztességtelen kereskedelmi gyakorlat tilalmáról szóló törvény eltérően nem rendelkezik – eljár azok megsértése esetén.<text:line-break/><text:line-break/>Az Fgytv. 45/A. § (3) bekezdése szerint az (1) és (2) bekezdésben meghatározott rendelkezéseken túl, ha külön törvény vagy kormányrendelet eltérően nem rendelkezik, a fogyasztóvédelmi hatóság ellenőrzi<text:line-break/>a) az áru fogyasztók számára való értékesítésére,<text:line-break/>b) a fogyasztóknak forgalmazott termék minőségére, összetételére, csomagolására,<text:line-break/>c) a fogyasztóknak értékesítésre szánt, illetve értékesített áru mérésére, hatósági árára vagy egyébként kötelezően megállapított árára,<text:line-break/>d) a fogyasztói panaszok intézésére,<text:line-break/>e) a fogyasztói szerződés keretében érvényesített szavatossági és jótállási igények intézésére,<text:line-break/>f) a termék forgalmazása vagy szolgáltatás nyújtása során az egyenlő bánásmód követelményére, továbbá<text:line-break/>g) a fogyasztók tájékoztatására<text:line-break/>vonatkozó rendelkezések betartását, és eljár azok megsértése esetén.<text:line-break/><text:line-break/>Az Fgytv. 46. § (4) bekezdése szerint a fogyasztóvédelmi hatóság a termék biztonságosságával és megfelelőségével kapcsolatos piacfelügyeleti feladat- és hatáskörét e törvény, a termékek piacfelügyeletéről szóló törvény, valamint külön jogszabály alapján gyakorolja.<text:line-break/><text:line-break/><text:tab/>2015. április 1. napjától a Nemzeti Fogyasztóvédelmi Hatóságról szóló 225/2007. (VIlI. 31.) Kormányrendelet 7. § (2) bekezdése szerint közigazgatási hatósági ügyekben első fokon a fogyasztóvédelmi, illetve piacfelügyeleti hatáskörben eljáró fővárosi és megyei kormányhivatal, másodfokon az NFH jár el.<text:line-break/><text:line-break/><text:tab/>A másodfokú hatóság hatásköre és illetékessége az Fgytv. 45/A. § (1)-(3) bekezdésein, 46. § (4) bekezdésén, valamint a Nemzeti Fogyasztóvédelmi Hatóságról szóló 225/2007. (VIII. 31.) Kormányrendelet 7. § (2) bekezdésén alapszik.<text:line-break/><text:line-break/>Egyéb jogszabályi rendelkezések<text:line-break/><text:line-break/>A másodfokú hatóság a határozatot a Ket. 105. § (1) bekezdése alapján bírálta el.<text:line-break/><text:tab/><text:line-break/><text:tab/>A pénzfizetési kötelezettség késedelmes teljesítése esetén irányadó késedelmi pótlékról és annak mértékéről az Fgytv. 48. § (6) bekezdése, valamint a Ket. 132. § (1) bekezdés a) pontja és a (2)-(3) bekezdése rendelkezik.<text:line-break/><text:line-break/>A meghatározott cselekmény végrehajtásának elmulasztása esetén irányadó jogkövetkezményekről a Ket. 61. §-a, 134-136. §-ai rendelkeznek.<text:line-break/><text:line-break/>A határozat bírósági felülvizsgálatának lehetőségéről a Ket. 109. §-a, a keresetindítás szabályairól a Polgári perrendtartásról szóló 1952. évi III. törvény (Pp.) 326. § (1) bekezdése és 330. §-a, valamint az Itv. 43. § (3) bekezdése és 62. § (1) bek. h) pontja rendelkezik.</text:p>
      <text:p>B u d a p e s t, $keltDatum$="2016. december 21."</text:p>
      <text:p>$kiadmanyozo.nev$="dr. Szente István"<text:line-break/>$kiadmanyozo.titulus$="főigazgató" nevében és megbízásából:<text:line-break/><text:line-break/><text:line-break/>$alairo.nev$="dr. Tóth Gábor"<text:line-break/>Hatósági és Jogi Főosztály<text:line-break/>$alairo.titulus$="főosztályvezető"</text:p>
      <text:p>A döntésről értesül:<text:line-break/>1. $elsofok.nev$="Zala Megyei Kormányhivatal" és általa:<text:line-break/>b) $vallalkozas.nev$="Karos-Vet Kft." ($vallalkozas.cim$="8747 Garabonc, Fő u. 76.")<text:line-break/>2. Irattá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ndorzoltan</dc:creator>
    <dc:date>2017-01-04T16:23:39</dc:date>
    <meta:editing-cycles>1</meta:editing-cycles>
    <meta:editing-duration>PT0.093S</meta:editing-duration>
    <meta:initial-creator>sandorzoltan</meta:initial-creator>
    <meta:creation-date>2017-01-04T16:23:39</meta:creation-date>
    <dc:language>hu</dc:language>
  </office:meta>
</office:document-meta>
</file>